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077" officeooo:paragraph-rsid="00000077"/>
    </style:style>
    <style:style style:name="P2" style:family="paragraph" style:parent-style-name="Standard">
      <style:text-properties officeooo:rsid="000018e3" officeooo:paragraph-rsid="000018e3"/>
    </style:style>
    <style:style style:name="P3" style:family="paragraph" style:parent-style-name="Standard">
      <style:text-properties fo:color="#ce181e" fo:font-size="20pt" officeooo:rsid="00000077" officeooo:paragraph-rsid="00000077" style:font-size-asian="20pt" style:font-size-complex="20pt"/>
    </style:style>
    <style:style style:name="P4" style:family="paragraph" style:parent-style-name="Standard">
      <style:text-properties officeooo:paragraph-rsid="000481a3"/>
    </style:style>
    <style:style style:name="P5" style:family="paragraph" style:parent-style-name="Standard" style:list-style-name="L1">
      <style:text-properties officeooo:rsid="00000077" officeooo:paragraph-rsid="000018e3"/>
    </style:style>
    <style:style style:name="P6" style:family="paragraph" style:parent-style-name="Standard" style:list-style-name="L1">
      <style:text-properties officeooo:rsid="00000077" officeooo:paragraph-rsid="0002b142"/>
    </style:style>
    <style:style style:name="P7" style:family="paragraph" style:parent-style-name="Standard" style:list-style-name="L1">
      <style:text-properties officeooo:rsid="000018e3" officeooo:paragraph-rsid="0002b142"/>
    </style:style>
    <style:style style:name="P8" style:family="paragraph" style:parent-style-name="Standard">
      <style:text-properties officeooo:rsid="0001f69a" officeooo:paragraph-rsid="0001f69a"/>
    </style:style>
    <style:style style:name="P9" style:family="paragraph" style:parent-style-name="Standard">
      <style:text-properties officeooo:rsid="000481cd" officeooo:paragraph-rsid="000481cd"/>
    </style:style>
    <style:style style:name="T1" style:family="text">
      <style:text-properties officeooo:rsid="000018e3"/>
    </style:style>
    <style:style style:name="T2" style:family="text">
      <style:text-properties officeooo:rsid="0002b142"/>
    </style:style>
    <style:style style:name="T3" style:family="text">
      <style:text-properties officeooo:rsid="000481a3"/>
    </style:style>
    <style:style style:name="T4" style:family="text">
      <style:text-properties officeooo:rsid="0004bb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mafori su Disast<text:span text:style-name="T1">r</text:span>Os</text:p>
      <text:p text:style-name="P1"/>
      <text:p text:style-name="P1"/>
      <text:p text:style-name="P4"><text:span text:style-name="T1">Il progetto prevede l’implementazione di quattro syscall </text:span>per <text:span text:style-name="T3">sincronizzare </text:span>l'accesso a <text:span text:style-name="T3">risorse </text:span>condivise tra <text:span text:style-name="T3">processi</text:span> <text:span text:style-name="T1">in disastrOs. Per prima cosa è stato aggiornato il vettore delle syscall aggiungendo i relativi puntatori a funzione per le nuove syscall e il vettore con il numero degli <text:s/>argomenti.</text:span></text:p>
      <text:p text:style-name="P2">Dopo aver inizializzato alcune strutture, sono state implementate le seguenti funzioni:</text:p>
      <text:p text:style-name="P2"/>
      <text:list xml:id="list30703377" text:style-name="L1">
        <text:list-item>
          <text:p text:style-name="P5"><text:span text:style-name="T2">disastrOS_semopen</text:span>(int id, count) – <text:span text:style-name="T1">Dati due interi (id e count), la funzione restituisce un semaforo avente quell’id e quel contatore, sempre che il valore dell’id passato sia <text:s/>maggiore o uguale a 0.</text:span></text:p>
          <text:p text:style-name="P5"/>
        </text:list-item>
        <text:list-item>
          <text:p text:style-name="P6"><text:span text:style-name="T2">disastrOS_semclose</text:span>(int fd) – <text:span text:style-name="T1">Dato un intero (fd), la funzione cerca il semaforo nella lista dei descrittori del processo che ha invocato tale funzione e chiude il semaforo liberando le opportune aree di memoria allocate (semaforo, semdescriptor, semdescriptorptr).</text:span></text:p>
          <text:p text:style-name="P6"/>
        </text:list-item>
        <text:list-item>
          <text:p text:style-name="P6"><text:span text:style-name="T2">disastrOS_semw</text:span>ait (int fd) – <text:span text:style-name="T1">Dato un intero (fd), la funzione prende il semaforo relativo al descrittore con quel fd, decrementa il contatore e se il valore di quest’ultimo è minore di 0, mette il processo nella lista dei processi in attesa su quel semaforo.</text:span></text:p>
          <text:p text:style-name="P6"/>
        </text:list-item>
        <text:list-item>
          <text:p text:style-name="P7"><text:span text:style-name="T2">disastrOS_sempost</text:span>(int fd) – Dato un intero (fd), la funzione prende il semaforo relativo al descrittore con quel fd, incrementa il contatore del semaforo e se ci sono processi in attesa lo toglie dalla lista di waiting e lo mette in esecuzione</text:p>
        </text:list-item>
      </text:list>
      <text:p text:style-name="P2"/>
      <text:p text:style-name="P8">Il programma è stato compilato tramite il relativo Makefile.</text:p>
      <text:p text:style-name="P9">Per eseguirlo, <text:span text:style-name="T4">dopo averlo compilato </text:span>lanciare ./disastrOs_test <text:span text:style-name="T4">da terminale 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0:15:06.974307404</meta:creation-date>
    <dc:date>2019-04-15T12:51:55.780645184</dc:date>
    <meta:editing-duration>PT12M3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35" meta:character-count="1516" meta:non-whitespace-character-count="1291"/>
  </office:meta>
</office:document-meta>
</file>